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1E000001C46DC8C7A3.png" manifest:media-type="image/png"/>
  <manifest:file-entry manifest:full-path="Pictures/100002010000021E000001C46287DCB8.png" manifest:media-type="image/png"/>
  <manifest:file-entry manifest:full-path="Pictures/10000201000002690000027904A4A60E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1" draw:layer="layout" svg:width="10.262cm" svg:height="8.763cm" svg:x="3.1cm" svg:y="0.294cm">
          <draw:image xlink:href="Pictures/100002010000021E000001C46287DCB8.png" xlink:type="simple" xlink:show="embed" xlink:actuate="onLoad">
            <text:p/>
          </draw:image>
        </draw:frame>
        <draw:frame draw:style-name="gr9" draw:text-style-name="P1" draw:layer="layout" svg:width="10.262cm" svg:height="8.763cm" svg:x="3.544cm" svg:y="5.698cm">
          <draw:image xlink:href="Pictures/100002010000021E000001C46DC8C7A3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9.4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723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1.415cm" svg:y="1.6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715cm" svg:y="3.2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5.124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09T20:01:55.689587579</dc:date>
    <meta:editing-duration>PT58M56S</meta:editing-duration>
    <meta:editing-cycles>15</meta:editing-cycles>
    <meta:generator>LibreOffice/4.2.8.2$Linux_x86 LibreOffice_project/420m0$Build-2</meta:gener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2cm" svg:y="0.27cm" svg:width="3.525cm" svg:height="2.569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